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3c1c" officeooo:paragraph-rsid="00073c1c"/>
    </style:style>
    <style:style style:name="P2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color="#cf8e6d" loext:opacity="100%" style:font-name="JetBrains Mono" fo:font-size="12pt" fo:font-style="normal" fo:font-weight="normal" style:font-size-asian="12pt" style:font-style-asian="normal" style:font-weight-asian="normal"/>
    </style:style>
    <style:style style:name="T2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3" style:family="text">
      <style:text-properties fo:color="#bcbec4" loext:opacity="100%" style:font-name="JetBrains Mono" fo:font-size="12pt" fo:font-style="italic" fo:font-weight="normal" style:font-size-asian="12pt" style:font-style-asian="italic" style:font-weight-asian="normal"/>
    </style:style>
    <style:style style:name="T4" style:family="text">
      <style:text-properties fo:color="#b3ae60" loext:opacity="100%" style:font-name="JetBrains Mono" fo:font-size="12pt" fo:font-style="normal" fo:font-weight="normal" style:font-size-asian="12pt" style:font-style-asian="normal" style:font-weight-asian="normal"/>
    </style:style>
    <style:style style:name="T5" style:family="text">
      <style:text-properties fo:color="#c77dbb" loext:opacity="100%" style:font-name="JetBrains Mono" fo:font-size="12pt" fo:font-style="normal" fo:font-weight="normal" style:font-size-asian="12pt" style:font-style-asian="normal" style:font-weight-asian="normal"/>
    </style:style>
    <style:style style:name="T6" style:family="text">
      <style:text-properties fo:color="#c77dbb" loext:opacity="100%" style:font-name="JetBrains Mono" fo:font-size="12pt" fo:font-style="italic" fo:font-weight="normal" style:font-size-asian="12pt" style:font-style-asian="italic" style:font-weight-asian="normal"/>
    </style:style>
    <style:style style:name="T7" style:family="text">
      <style:text-properties fo:color="#56a8f5" loext:opacity="100%" style:font-name="JetBrains Mono" fo:font-size="12pt" fo:font-style="normal" fo:font-weight="normal" style:font-size-asian="12pt" style:font-style-asian="normal" style:font-weight-asian="normal"/>
    </style:style>
    <style:style style:name="T8" style:family="text">
      <style:text-properties fo:color="#7a7e85" loext:opacity="100%" style:font-name="JetBrains Mono" fo:font-size="12pt" fo:font-style="normal" fo:font-weight="normal" style:font-size-asian="12pt" style:font-style-asian="normal" style:font-weight-asian="normal"/>
    </style:style>
    <style:style style:name="T9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Security Basic:</text:p>
      <text:p text:style-name="P2" loext:marker-style-name="T2"><text:span text:style-name="T1">package </text:span><text:span text:style-name="T2">com.example.apisecurity;<text:line-break/><text:line-break/></text:span><text:span text:style-name="T1">import </text:span><text:span text:style-name="T2">org.springframework.context.annotation.</text:span><text:span text:style-name="T4">Bean</text:span><text:span text:style-name="T2">;<text:line-break/></text:span><text:span text:style-name="T1">import </text:span><text:span text:style-name="T2">org.springframework.context.annotation.</text:span><text:span text:style-name="T4">Configuration</text:span><text:span text:style-name="T2">;<text:line-break/></text:span><text:span text:style-name="T1">import </text:span><text:span text:style-name="T2">org.springframework.http.HttpMethod;<text:line-break/></text:span><text:span text:style-name="T1">import </text:span><text:span text:style-name="T2">org.springframework.security.authentication.AuthenticationManager;<text:line-break/></text:span><text:span text:style-name="T1">import </text:span><text:span text:style-name="T2">org.springframework.security.authentication.ProviderManager;<text:line-break/></text:span><text:span text:style-name="T1">import </text:span><text:span text:style-name="T2">org.springframework.security.authentication.dao.DaoAuthenticationProvider;<text:line-break/></text:span><text:span text:style-name="T1">import </text:span><text:span text:style-name="T2">org.springframework.security.config.Customizer;<text:line-break/></text:span><text:span text:style-name="T1">import </text:span><text:span text:style-name="T2">org.springframework.security.config.annotation.web.builders.HttpSecurity;<text:line-break/></text:span><text:span text:style-name="T1">import </text:span><text:span text:style-name="T2">org.springframework.security.config.annotation.web.configuration.</text:span><text:span text:style-name="T4">EnableWebSecurity</text:span><text:span text:style-name="T2">;<text:line-break/></text:span><text:span text:style-name="T1">import </text:span><text:span text:style-name="T2">org.springframework.security.config.annotation.web.configurers.AbstractHttpConfigurer;<text:line-break/></text:span><text:span text:style-name="T1">import </text:span><text:span text:style-name="T2">org.springframework.security.config.http.SessionCreationPolicy;<text:line-break/></text:span><text:span text:style-name="T1">import </text:span><text:span text:style-name="T2">org.springframework.security.core.userdetails.User;<text:line-break/></text:span><text:span text:style-name="T1">import </text:span><text:span text:style-name="T2">org.springframework.security.core.userdetails.UserDetails;<text:line-break/></text:span><text:span text:style-name="T1">import </text:span><text:span text:style-name="T2">org.springframework.security.core.userdetails.UserDetailsService;<text:line-break/></text:span><text:span text:style-name="T1">import </text:span><text:span text:style-name="T2">org.springframework.security.crypto.bcrypt.BCryptPasswordEncoder;<text:line-break/></text:span><text:span text:style-name="T1">import </text:span><text:span text:style-name="T2">org.springframework.security.crypto.password.PasswordEncoder;<text:line-break/></text:span><text:span text:style-name="T1">import </text:span><text:span text:style-name="T2">org.springframework.security.provisioning.InMemoryUserDetailsManager;<text:line-break/></text:span><text:span text:style-name="T1">import </text:span><text:span text:style-name="T2">org.springframework.security.web.SecurityFilterChain;<text:line-break/><text:line-break/></text:span><text:span text:style-name="T4">@Configuration<text:line-break/>@EnableWebSecurity<text:line-break/></text:span><text:span text:style-name="T1">public class </text:span><text:span text:style-name="T2">SpringSecurityConfig {<text:line-break/> <text:s text:c="3"/></text:span><text:span text:style-name="T1">private final </text:span><text:span text:style-name="T2">CustomUserDetailsService </text:span><text:span text:style-name="T5">userDetailsService</text:span><text:span text:style-name="T2">;<text:line-break/><text:line-break/> <text:s text:c="3"/></text:span><text:span text:style-name="T1">public </text:span><text:span text:style-name="T7">SpringSecurityConfig</text:span><text:span text:style-name="T2">(CustomUserDetailsService userDetailsService) {<text:line-break/> <text:s text:c="7"/></text:span><text:span text:style-name="T1">this</text:span><text:span text:style-name="T2">.</text:span><text:span text:style-name="T5">userDetailsService </text:span><text:span text:style-name="T2">= userDetailsService;<text:line-break/> <text:s text:c="3"/>}<text:line-break/><text:line-break/> <text:s text:c="3"/></text:span><text:span text:style-name="T4">@Bean<text:line-break/> <text:s text:c="3"/></text:span><text:span text:style-name="T1">public </text:span><text:span text:style-name="T2">PasswordEncoder </text:span><text:span text:style-name="T7">passwordEncoder</text:span><text:span text:style-name="T2">() {<text:line-break/> <text:s text:c="7"/></text:span><text:span text:style-name="T1">return new </text:span><text:span text:style-name="T2">BCryptPasswordEncoder();<text:line-break/> <text:s text:c="3"/>}<text:line-break/><text:line-break/></text:span><text:span text:style-name="T8">// <text:s text:c="3"/>@Bean<text:line-break/>// <text:s text:c="3"/>public UserDetailsService userDetailsService(PasswordEncoder passwordEncoder) {<text:line-break/>// <text:s text:c="7"/>UserDetails adminUser = User.withUsername("admin")<text:line-break/>// <text:s text:c="15"/>.password(passwordEncoder.encode("admin"))<text:line-break/>// <text:s text:c="15"/>.roles("ADMIN")<text:line-break/>// <text:s text:c="15"/>.build();<text:line-break/>// <text:s text:c="7"/>UserDetails managerUser = User.withUsername("manager")<text:line-break/>// <text:s text:c="15"/>.password(passwordEncoder.encode("manager"))<text:line-break/>// <text:s text:c="15"/>.roles("MANAGER")<text:line-break/>// <text:s text:c="15"/>.build();<text:line-break/>//<text:line-break/>// <text:s text:c="7"/>return new InMemoryUserDetailsManager(adminUser, managerUser);<text:line-break/>// <text:s text:c="3"/>}<text:line-break/></text:span><text:soft-page-break/><text:span text:style-name="T8"> <text:s text:c="3"/></text:span><text:span text:style-name="T4">@Bean<text:line-break/> <text:s text:c="3"/></text:span><text:span text:style-name="T1">public </text:span><text:span text:style-name="T2">AuthenticationManager </text:span><text:span text:style-name="T7">authenticationManager</text:span><text:span text:style-name="T2">() {<text:line-break/> <text:s text:c="7"/>DaoAuthenticationProvider authProvider = </text:span><text:span text:style-name="T1">new </text:span><text:span text:style-name="T2">DaoAuthenticationProvider();<text:line-break/> <text:s text:c="7"/>authProvider.setUserDetailsService(</text:span><text:span text:style-name="T5">userDetailsService</text:span><text:span text:style-name="T2">);<text:line-break/> <text:s text:c="7"/>authProvider.setPasswordEncoder(passwordEncoder());<text:line-break/> <text:s text:c="7"/></text:span><text:span text:style-name="T1">return new </text:span><text:span text:style-name="T2">ProviderManager(authProvider);<text:line-break/> <text:s text:c="3"/>}<text:line-break/> <text:s text:c="3"/></text:span><text:span text:style-name="T4">@Bean<text:line-break/> <text:s text:c="3"/></text:span><text:span text:style-name="T1">public </text:span><text:span text:style-name="T2">SecurityFilterChain </text:span><text:span text:style-name="T7">securityFilterChain</text:span><text:span text:style-name="T2">(HttpSecurity http) </text:span><text:span text:style-name="T1">throws </text:span><text:span text:style-name="T2">Exception {<text:line-break/> <text:s text:c="7"/>http<text:line-break/> <text:s text:c="15"/>.csrf(AbstractHttpConfigurer::disable)<text:line-break/> <text:s text:c="15"/>.authorizeHttpRequests(authorizationManagerRequestMatcherRegistry -&gt;<text:line-break/> <text:s text:c="23"/>authorizationManagerRequestMatcherRegistry.requestMatchers(HttpMethod.</text:span><text:span text:style-name="T6">POST</text:span><text:span text:style-name="T2">, </text:span><text:span text:style-name="T9">"/save"</text:span><text:span text:style-name="T2">).permitAll()<text:line-break/> <text:s text:c="31"/>.requestMatchers(HttpMethod.</text:span><text:span text:style-name="T6">GET</text:span><text:span text:style-name="T2">, </text:span><text:span text:style-name="T9">"/admin/**"</text:span><text:span text:style-name="T2">).hasRole(</text:span><text:span text:style-name="T9">"ADMIN"</text:span><text:span text:style-name="T2">)<text:line-break/> <text:s text:c="31"/>.requestMatchers(HttpMethod.</text:span><text:span text:style-name="T6">GET</text:span><text:span text:style-name="T2">, </text:span><text:span text:style-name="T9">"/manager/**"</text:span><text:span text:style-name="T2">).hasRole(</text:span><text:span text:style-name="T9">"MANAGER"</text:span><text:span text:style-name="T2">)<text:line-break/> <text:s text:c="31"/>.anyRequest().authenticated()<text:line-break/> <text:s text:c="15"/>)<text:line-break/> <text:s text:c="15"/>.httpBasic(Customizer.</text:span><text:span text:style-name="T3">withDefaults</text:span><text:span text:style-name="T2">())<text:line-break/> <text:s text:c="15"/>.sessionManagement(session-&gt; session.sessionCreationPolicy(SessionCreationPolicy.</text:span><text:span text:style-name="T6">STATELESS</text:span><text:span text:style-name="T2">));<text:line-break/> <text:s text:c="7"/></text:span><text:span text:style-name="T1">return </text:span><text:span text:style-name="T2">http.build();<text:line-break/> <text:s text:c="3"/>}<text:line-break/>}<text:line-break/></text:span></text:p>
      <text:p text:style-name="P1"/>
      <text:p text:style-name="P1"/>
      <text:p text:style-name="P2" loext:marker-style-name="T2"><text:span text:style-name="T1">package </text:span><text:span text:style-name="T2">com.example.apisecurity;<text:line-break/><text:line-break/></text:span><text:span text:style-name="T1">import </text:span><text:span text:style-name="T2">org.springframework.beans.factory.annotation.</text:span><text:span text:style-name="T4">Autowired</text:span><text:span text:style-name="T2">;<text:line-break/></text:span><text:span text:style-name="T1">import </text:span><text:span text:style-name="T2">org.springframework.security.core.userdetails.User;<text:line-break/></text:span><text:span text:style-name="T1">import </text:span><text:span text:style-name="T2">org.springframework.security.core.userdetails.UserDetails;<text:line-break/></text:span><text:span text:style-name="T1">import </text:span><text:span text:style-name="T2">org.springframework.security.core.userdetails.UserDetailsService;<text:line-break/></text:span><text:span text:style-name="T1">import </text:span><text:span text:style-name="T2">org.springframework.security.core.userdetails.UsernameNotFoundException;<text:line-break/></text:span><text:span text:style-name="T1">import </text:span><text:span text:style-name="T2">org.springframework.stereotype.</text:span><text:span text:style-name="T4">Service</text:span><text:span text:style-name="T2">;<text:line-break/><text:line-break/><text:line-break/></text:span><text:span text:style-name="T4">@Service<text:line-break/></text:span><text:span text:style-name="T1">public class </text:span><text:span text:style-name="T2">CustomUserDetailsService </text:span><text:span text:style-name="T1">implements </text:span><text:span text:style-name="T2">UserDetailsService {<text:line-break/> <text:s text:c="3"/></text:span><text:span text:style-name="T4">@Autowired<text:line-break/> <text:s text:c="3"/></text:span><text:span text:style-name="T1">private </text:span><text:span text:style-name="T2">UserRepository </text:span><text:span text:style-name="T5">userRepository</text:span><text:span text:style-name="T2">;<text:line-break/><text:line-break/> <text:s text:c="3"/></text:span><text:span text:style-name="T4">@Override<text:line-break/> <text:s text:c="3"/></text:span><text:span text:style-name="T1">public </text:span><text:span text:style-name="T2">UserDetails </text:span><text:span text:style-name="T7">loadUserByUsername</text:span><text:span text:style-name="T2">(String username) </text:span><text:span text:style-name="T1">throws </text:span><text:span text:style-name="T2">UsernameNotFoundException {<text:line-break/> <text:s text:c="7"/>UserEntity user = </text:span><text:span text:style-name="T5">userRepository</text:span><text:span text:style-name="T2">.findByUsername(username)<text:line-break/> <text:s text:c="15"/>.orElseThrow(() -&gt; </text:span><text:span text:style-name="T1">new </text:span><text:span text:style-name="T2">UsernameNotFoundException(</text:span><text:span text:style-name="T9">"User not found"</text:span><text:span text:style-name="T2">));<text:line-break/> <text:s text:c="7"/></text:span><text:span text:style-name="T1">return </text:span><text:span text:style-name="T2">User.</text:span><text:span text:style-name="T3">builder</text:span><text:span text:style-name="T2">()<text:line-break/> <text:s text:c="15"/>.username(username)<text:line-break/> <text:s text:c="15"/>.password(user.getPassword())<text:line-break/></text:span><text:soft-page-break/><text:span text:style-name="T2"> <text:s text:c="15"/>.roles(user.getRole()).build();<text:line-break/> <text:s text:c="3"/>}<text:line-break/><text:line-break/><text:line-break/>}<text:line-break/></text:span></text:p>
      <text:p text:style-name="P1"/>
      <text:p text:style-name="P1"/>
      <text:p text:style-name="P2" loext:marker-style-name="T2"><text:span text:style-name="T1">package </text:span><text:span text:style-name="T2">com.example.apisecurity;<text:line-break/><text:line-break/></text:span><text:span text:style-name="T1">import </text:span><text:span text:style-name="T2">jakarta.persistence.*;<text:line-break/></text:span><text:span text:style-name="T1">import </text:span><text:span text:style-name="T2">lombok.</text:span><text:span text:style-name="T4">Getter</text:span><text:span text:style-name="T2">;<text:line-break/></text:span><text:span text:style-name="T1">import </text:span><text:span text:style-name="T2">lombok.</text:span><text:span text:style-name="T4">Setter</text:span><text:span text:style-name="T2">;<text:line-break/><text:line-break/></text:span><text:span text:style-name="T4">@Entity<text:line-break/>@Table</text:span><text:span text:style-name="T2">(name = </text:span><text:span text:style-name="T9">"users"</text:span><text:span text:style-name="T2">)<text:line-break/></text:span><text:span text:style-name="T1">public class </text:span><text:span text:style-name="T2">UserEntity {<text:line-break/><text:line-break/> <text:s text:c="3"/></text:span><text:span text:style-name="T4">@Id<text:line-break/> <text:s text:c="3"/>@GeneratedValue</text:span><text:span text:style-name="T2">(strategy = GenerationType.</text:span><text:span text:style-name="T6">IDENTITY</text:span><text:span text:style-name="T2">)<text:line-break/> <text:s text:c="3"/></text:span><text:span text:style-name="T1">private </text:span><text:span text:style-name="T2">Long </text:span><text:span text:style-name="T5">id</text:span><text:span text:style-name="T2">;<text:line-break/><text:line-break/> <text:s text:c="3"/></text:span><text:span text:style-name="T4">@Column</text:span><text:span text:style-name="T2">(unique = </text:span><text:span text:style-name="T1">true</text:span><text:span text:style-name="T2">, nullable = </text:span><text:span text:style-name="T1">false</text:span><text:span text:style-name="T2">)<text:line-break/> <text:s text:c="3"/></text:span><text:span text:style-name="T1">private </text:span><text:span text:style-name="T2">String </text:span><text:span text:style-name="T5">username</text:span><text:span text:style-name="T2">;<text:line-break/><text:line-break/> <text:s text:c="3"/></text:span><text:span text:style-name="T4">@Column</text:span><text:span text:style-name="T2">(nullable = </text:span><text:span text:style-name="T1">false</text:span><text:span text:style-name="T2">)<text:line-break/> <text:s text:c="3"/></text:span><text:span text:style-name="T1">private </text:span><text:span text:style-name="T2">String </text:span><text:span text:style-name="T5">password</text:span><text:span text:style-name="T2">;<text:line-break/><text:line-break/> <text:s text:c="3"/></text:span><text:span text:style-name="T4">@Column</text:span><text:span text:style-name="T2">(nullable = </text:span><text:span text:style-name="T1">false</text:span><text:span text:style-name="T2">)<text:line-break/> <text:s text:c="3"/></text:span><text:span text:style-name="T1">private </text:span><text:span text:style-name="T2">String </text:span><text:span text:style-name="T5">role</text:span><text:span text:style-name="T2">; </text:span><text:span text:style-name="T8">// Example: "ROLE_USER" or "ROLE_ADMIN"<text:line-break/><text:line-break/> <text:s text:c="3"/></text:span><text:span text:style-name="T1">public </text:span><text:span text:style-name="T2">Long </text:span><text:span text:style-name="T7">getId</text:span><text:span text:style-name="T2">() {<text:line-break/> <text:s text:c="7"/></text:span><text:span text:style-name="T1">return </text:span><text:span text:style-name="T5">id</text:span><text:span text:style-name="T2">;<text:line-break/> <text:s text:c="3"/>}<text:line-break/><text:line-break/> <text:s text:c="3"/></text:span><text:span text:style-name="T1">public void </text:span><text:span text:style-name="T7">setId</text:span><text:span text:style-name="T2">(Long id) {<text:line-break/> <text:s text:c="7"/></text:span><text:span text:style-name="T1">this</text:span><text:span text:style-name="T2">.</text:span><text:span text:style-name="T5">id </text:span><text:span text:style-name="T2">= id;<text:line-break/> <text:s text:c="3"/>}<text:line-break/><text:line-break/> <text:s text:c="3"/></text:span><text:span text:style-name="T1">public </text:span><text:span text:style-name="T2">String </text:span><text:span text:style-name="T7">getUsername</text:span><text:span text:style-name="T2">() {<text:line-break/> <text:s text:c="7"/></text:span><text:span text:style-name="T1">return </text:span><text:span text:style-name="T5">username</text:span><text:span text:style-name="T2">;<text:line-break/> <text:s text:c="3"/>}<text:line-break/><text:line-break/> <text:s text:c="3"/></text:span><text:span text:style-name="T1">public void </text:span><text:span text:style-name="T7">setUsername</text:span><text:span text:style-name="T2">(String username) {<text:line-break/> <text:s text:c="7"/></text:span><text:span text:style-name="T1">this</text:span><text:span text:style-name="T2">.</text:span><text:span text:style-name="T5">username </text:span><text:span text:style-name="T2">= username;<text:line-break/> <text:s text:c="3"/>}<text:line-break/><text:line-break/> <text:s text:c="3"/></text:span><text:span text:style-name="T1">public </text:span><text:span text:style-name="T2">String </text:span><text:span text:style-name="T7">getPassword</text:span><text:span text:style-name="T2">() {<text:line-break/> <text:s text:c="7"/></text:span><text:span text:style-name="T1">return </text:span><text:span text:style-name="T5">password</text:span><text:span text:style-name="T2">;<text:line-break/></text:span><text:soft-page-break/><text:span text:style-name="T2"> <text:s text:c="3"/>}<text:line-break/><text:line-break/> <text:s text:c="3"/></text:span><text:span text:style-name="T1">public void </text:span><text:span text:style-name="T7">setPassword</text:span><text:span text:style-name="T2">(String password) {<text:line-break/> <text:s text:c="7"/></text:span><text:span text:style-name="T1">this</text:span><text:span text:style-name="T2">.</text:span><text:span text:style-name="T5">password </text:span><text:span text:style-name="T2">= password;<text:line-break/> <text:s text:c="3"/>}<text:line-break/><text:line-break/> <text:s text:c="3"/></text:span><text:span text:style-name="T1">public </text:span><text:span text:style-name="T2">String </text:span><text:span text:style-name="T7">getRole</text:span><text:span text:style-name="T2">() {<text:line-break/> <text:s text:c="7"/></text:span><text:span text:style-name="T1">return </text:span><text:span text:style-name="T5">role</text:span><text:span text:style-name="T2">;<text:line-break/> <text:s text:c="3"/>}<text:line-break/><text:line-break/> <text:s text:c="3"/></text:span><text:span text:style-name="T1">public void </text:span><text:span text:style-name="T7">setRole</text:span><text:span text:style-name="T2">(String role) {<text:line-break/> <text:s text:c="7"/></text:span><text:span text:style-name="T1">this</text:span><text:span text:style-name="T2">.</text:span><text:span text:style-name="T5">role </text:span><text:span text:style-name="T2">= role;<text:line-break/> <text:s text:c="3"/>}<text:line-break/>}<text:line-break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9:08:18.730000000</meta:creation-date>
    <dc:date>2025-02-20T19:09:20.436000000</dc:date>
    <meta:editing-duration>PT1M2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4" meta:paragraph-count="4" meta:word-count="313" meta:character-count="5452" meta:non-whitespace-character-count="4419"/>
  </office:meta>
</office:document-meta>
</file>